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2C000001A901522BFC.png" manifest:media-type="image/png"/>
  <manifest:file-entry manifest:full-path="Pictures/100000000000012C000001A9B87D5641.png" manifest:media-type="image/png"/>
  <manifest:file-entry manifest:full-path="Pictures/100000000000012C000001A9E63E089C.png" manifest:media-type="image/png"/>
  <manifest:file-entry manifest:full-path="Pictures/100000000000012C000001A90EFB0F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11.244cm" svg:x="1.191cm" svg:y="1.186cm">
          <draw:image xlink:href="Pictures/100000000000012C000001A90EFB0F51.png" xlink:type="simple" xlink:show="embed" xlink:actuate="onLoad">
            <text:p/>
          </draw:image>
        </draw:frame>
        <draw:frame draw:style-name="gr1" draw:text-style-name="P1" draw:layer="layout" svg:width="7.937cm" svg:height="11.244cm" svg:x="12.43cm" svg:y="1.186cm">
          <draw:image xlink:href="Pictures/100000000000012C000001A9E63E089C.png" xlink:type="simple" xlink:show="embed" xlink:actuate="onLoad">
            <text:p/>
          </draw:image>
        </draw:frame>
        <draw:frame draw:style-name="gr1" draw:text-style-name="P1" draw:layer="layout" svg:width="7.937cm" svg:height="11.244cm" svg:x="2.016cm" svg:y="14.521cm">
          <draw:image xlink:href="Pictures/100000000000012C000001A9B87D5641.png" xlink:type="simple" xlink:show="embed" xlink:actuate="onLoad">
            <text:p/>
          </draw:image>
        </draw:frame>
        <draw:frame draw:style-name="gr1" draw:text-style-name="P1" draw:layer="layout" svg:width="7.937cm" svg:height="11.244cm" svg:x="12.176cm" svg:y="14.521cm">
          <draw:image xlink:href="Pictures/100000000000012C000001A901522BFC.png" xlink:type="simple" xlink:show="embed" xlink:actuate="onLoad">
            <text:p/>
          </draw:image>
        </draw:frame>
        <draw:frame draw:style-name="gr2" draw:layer="layout" svg:width="4.588cm" svg:height="0.962cm" svg:x="14.562cm" svg:y="25.765cm">
          <draw:text-box>
            <text:p>“Midnight Ano”</text:p>
          </draw:text-box>
        </draw:frame>
        <draw:frame draw:style-name="gr2" draw:layer="layout" svg:width="4.24cm" svg:height="0.962cm" svg:x="2.644cm" svg:y="25.892cm">
          <draw:text-box>
            <text:p>“Matte Black”</text:p>
          </draw:text-box>
        </draw:frame>
        <draw:frame draw:style-name="gr2" draw:layer="layout" svg:width="2.547cm" svg:height="0.962cm" svg:x="13.446cm" svg:y="12.684cm">
          <draw:text-box>
            <text:p>“White”</text:p>
          </draw:text-box>
        </draw:frame>
        <draw:frame draw:style-name="gr2" draw:layer="layout" svg:width="4.067cm" svg:height="0.962cm" svg:x="2.778cm" svg:y="12.684cm">
          <draw:text-box>
            <text:p>“Matte Gray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9:21:35</meta:creation-date>
    <meta:print-date>2012-11-22T09:32:36</meta:print-date>
    <dc:date>2012-11-22T09:32:54</dc:date>
    <meta:editing-duration>P0D</meta:editing-duration>
    <meta:editing-cycles>1</meta:editing-cycles>
    <meta:document-statistic meta:object-count="8"/>
    <meta:generator>LibreOffice/3.5$Linux_X86_64 LibreOffice_project/350m1$Build-2</meta:generator>
  </office:meta>
</office:document-meta>
</file>